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0cb6e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0cb6e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I</text:span><text:span text:style-name="T5">I</text:span><text:span text:style-name="T4">I</text:span></text:p>
      <text:p text:style-name="P2"><text:span text:style-name="T6">Выйдя из машины, Настя окинула взглядом трехэтажный дом. </text:span></text:p>
      <text:p text:style-name="P2"><text:span text:style-name="T6">–Нам сюда? – спросила она, глядя на родителей.</text:span></text:p>
      <text:p text:style-name="P2"><text:span text:style-name="T6">–Да, – ответила Джейн.</text:span></text:p>
      <text:p text:style-name="P2"><text:span text:style-name="T6">–Давно я не видел этот дом. Павел Даниилович, я очень надеюсь, что внутри все осталось таким же. И неважно, что прошло 20 лет, – усмехнулся Евгений.</text:span></text:p>
      <text:p text:style-name="P2"><text:span text:style-name="T6">–Захочешь сыграть во что-нибудь или выпить, только скажи, – ответил Алехин. </text:span></text:p>
      <text:p text:style-name="P2"><text:span text:style-name="T6">Еще раз посмотрев на дом, приехавшие пошли внутрь. Джейн с кроткой улыбкой повесила пальто, и тут взгляд ее пересекся со взглядом Даши. Посмотрев несколько секунд друг на друга, девушки крепко обнялись, не произнося ни слова. На глазах их блестели слезы. </text:span></text:p>
      <text:p text:style-name="P2"><text:span text:style-name="T6">–Что это с ними? – спросила Настя у Павла. Это зрелище явно забавляло ее. </text:span></text:p>
      <text:p text:style-name="P2"><text:span text:style-name="T6">–Не виделись 20 лет. А знала бы ты, какие они подружки и как хорошо они попадали в приключения, – посмеялся Павел. </text:span></text:p>
      <text:p text:style-name="P2"><text:span text:style-name="T6">–Это точно, – поддержал Евгений. </text:span></text:p>
      <text:p text:style-name="P2"><text:span text:style-name="T6">Алехин наклонился к девушке и в полголоса произнес </text:span></text:p>
      <text:p text:style-name="P2"><text:span text:style-name="T6">–В бильярд умеешь играть? Нашим игрокам предлагаем элитный ассортимент алкогольных напитков. </text:span></text:p>
      <text:p text:style-name="P2"><text:span text:style-name="T6">–Алехин, я все слышу! – гневно сказала Даша. </text:span></text:p>
      <text:p text:style-name="P2"><text:span text:style-name="T6">–Умею, умею, – смеясь, ответила Настя. </text:span></text:p>
      <text:p text:style-name="P2"><text:span text:style-name="T6">–Сначала за стол, а потом уже бильярд и все остальное. И только попробуй мне ребенка спаивать, я тебя прибью! </text:span></text:p>
      <text:p text:style-name="P2"><text:soft-page-break/><text:span text:style-name="T6">На лестнице с невозмутимо сонным видом появился Александр. Окинув всех взглядом, он хотел уже, было, удалиться, но путь ему преградила Настя. </text:span></text:p>
      <text:p text:style-name="P2"><text:span text:style-name="T6">–Александр Павлович? – строго спросила она. </text:span></text:p>
      <text:p text:style-name="P2"><text:span text:style-name="T6">–Допустим, а ты кто такая? – пренебрежительно ответил он. </text:span></text:p>
      <text:p text:style-name="P2"><text:span text:style-name="T6">–Меня зовут Настя. Будем знакомы, – ответила та, протягивая руку. Парень протянул свою в ответ, и в следующий момент девушка одним ловким движением заломала ее. </text:span></text:p>
      <text:p text:style-name="P2"><text:span text:style-name="T6">–Эй, да ты что делаешь?!</text:span></text:p>
      <text:p text:style-name="P2"><text:span text:style-name="T6">–Я вижу, у тебя совсем нет манер! Так с девушкой не общаются и уж тем более не знакомятся! </text:span></text:p>
      <text:p text:style-name="P2"><text:span text:style-name="T6">–Да отпусти ты уже! </text:span></text:p>
      <text:p text:style-name="P2"><text:span text:style-name="T6">–Ничего, я исправлю это, – сказала девушка невозмутимо, отпустила руку Александра и удалилась за Павлом в свою комнату. </text:span></text:p>
      <text:p text:style-name="P2"><text:span text:style-name="T6">Тот потряс затекшей рукой и с улыбкой пошел в зал, о чем-то задумавшись. Ему явно не хотелось оставаться дома, но пока он не решался куда-либо пойти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16:26.473000000</meta:creation-date>
    <dc:date>2022-05-15T20:16:46.138000000</dc:date>
    <meta:editing-duration>PT19S</meta:editing-duration>
    <meta:editing-cycles>1</meta:editing-cycles>
    <meta:document-statistic meta:table-count="0" meta:image-count="0" meta:object-count="0" meta:page-count="2" meta:paragraph-count="24" meta:word-count="309" meta:character-count="1977" meta:non-whitespace-character-count="1660"/>
    <meta:generator>LibreOffice/7.2.2.2$Windows_X86_64 LibreOffice_project/02b2acce88a210515b4a5bb2e46cbfb63fe97d56</meta:generator>
  </office:meta>
</office:document-meta>
</file>